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paragraph-rsid="00051b9e"/>
    </style:style>
    <style:style style:name="P2" style:family="paragraph" style:parent-style-name="Standard">
      <style:text-properties style:font-name="Times New Roman" officeooo:rsid="00051b9e" officeooo:paragraph-rsid="00051b9e"/>
    </style:style>
    <style:style style:name="P3" style:family="paragraph" style:parent-style-name="Standard">
      <style:text-properties style:font-name="Times New Roman" fo:font-style="normal" officeooo:rsid="00051b9e" officeooo:paragraph-rsid="00051b9e" style:font-style-asian="normal" style:font-style-complex="normal"/>
    </style:style>
    <style:style style:name="T1" style:family="text">
      <style:text-properties officeooo:rsid="00051b9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1b9e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51b9e" style:font-style-asian="normal" style:font-weight-asian="norm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51b9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 versão anterior da linguagem, a HTML4 era bastante focada no(a) _____ do conteúdo. Já a versão HTML5 já fica mais voltada para o(a) _____ da estrutura desse conteúdo.</text:p>
      <text:p text:style-name="P1"><text:span text:style-name="T1">A) </text:span>ordenação/ significado</text:p>
      <text:p text:style-name="P1"><text:span text:style-name="T1">B) </text:span>forma / significado</text:p>
      <text:p text:style-name="P1"><text:span text:style-name="T1">C) </text:span>ordenação / forma</text:p>
      <text:p text:style-name="P1"><text:span text:style-name="T1">D) </text:span>forma / ordenação</text:p>
      <text:p text:style-name="P1"/>
      <text:p text:style-name="P1">2. A HTML5 chegou com a proposta de definir as chamadas ______, onde cada instrução passa a ter um significado, não apenas uma forma.</text:p>
      <text:p text:style-name="P1"><text:span text:style-name="T1">A) </text:span>tags obsoletas</text:p>
      <text:p text:style-name="P1"><text:span text:style-name="T1">B) </text:span>tags mecânicas</text:p>
      <text:p text:style-name="P1"><text:span text:style-name="T1">C) </text:span>tags objetivas</text:p>
      <text:p text:style-name="P1"><text:span text:style-name="T1">D) </text:span>tags semânticas</text:p>
      <text:p text:style-name="P1"/>
      <text:p text:style-name="P1">3. Na lista a seguir, qual é a única tag que é focada em significado e não em forma?</text:p>
      <text:p text:style-name="P2">A) &lt;b&gt;</text:p>
      <text:p text:style-name="P2">B) &lt;blink&gt;</text:p>
      <text:p text:style-name="P2">C) &lt;strong&gt;</text:p>
      <text:p text:style-name="P2">D) &lt;applet&gt;</text:p>
      <text:p text:style-name="P2"/>
      <text:p text:style-name="P2">4. Qual das tags abaixo é a única que ainda permanece ativa? (todas as demais já estão na lista oficial de elementos obsoletos da HTML, disponível no link oficial da W3C)</text:p>
      <text:p text:style-name="P2">A) &lt;big&gt;</text:p>
      <text:p text:style-name="P2">B) &lt;center&gt;</text:p>
      <text:p text:style-name="P2">C) &lt;aside&gt;</text:p>
      <text:p text:style-name="P2">D) &lt;tt&gt;</text:p>
      <text:p text:style-name="P2"/>
      <text:p text:style-name="P2">5. No lugar da tag &lt;b&gt; <text:span text:style-name="T4">para negrito e para itálico, é recomendável usar em HTML5 as novas tags:</text:span></text:p>
      <text:p text:style-name="P3"><text:span text:style-name="T2">A) &lt;strong&gt; e &lt;em&gt;</text:span></text:p>
      <text:p text:style-name="P3"><text:span text:style-name="T2">B) &lt;bold&gt; e &lt;italic&gt;</text:span></text:p>
      <text:p text:style-name="P3"><text:span text:style-name="T2">C) &lt;strong&gt; e &lt;italic&gt;</text:span></text:p>
      <text:p text:style-name="P3"><text:span text:style-name="T2">D) &lt;bold&gt; e &lt;em&gt;</text:span></text:p>
      <text:p text:style-name="P3"><text:span text:style-name="T2"/></text:p>
      <text:p text:style-name="P1"><text:span text:style-name="T5">6. Em relação ao tamanho das letras de um texto e o uso das tags &lt;big&gt; e &lt;small&gt; </text:span><text:span text:style-name="T2">em do cumen to s HTML5, assinale a única afirmativa correta:</text:span></text:p>
      <text:p text:style-name="P1"><text:span text:style-name="T3">A) </text:span><text:span text:style-name="T2">a tag </text:span><text:span text:style-name="T3">&lt;big&gt; ainda pode ser usada, mas a &lt;small&gt; não pode mais</text:span></text:p>
      <text:p text:style-name="P1"><text:span text:style-name="T3">B) </text:span><text:span text:style-name="T2">todas as duas tags deixaram de existir</text:span></text:p>
      <text:p text:style-name="P1"><text:span text:style-name="T3">C) </text:span><text:span text:style-name="T2">todas as duas tags seguem funcionando corretamente</text:span></text:p>
      <text:p text:style-name="P1"><text:span text:style-name="T3">D) a tag &lt;big&gt; </text:span><text:span text:style-name="T2">deixou de existir e a tag </text:span><text:span text:style-name="T3">&lt;small&gt; segue funcionando.</text:span></text:p>
      <text:p text:style-name="P1"><text:span text:style-name="T3"/></text:p>
      <text:p text:style-name="P1"><text:span text:style-name="T3">7. Quando for para sublinhar um texto no sentido de chamar a atenção para ele, deixamos de usar o antigo &lt;u&gt; </text:span><text:span text:style-name="T7">e passamos a usar o novo:</text:span></text:p>
      <text:p text:style-name="P2"><text:span text:style-name="T6">A) &lt;underline&gt;</text:span></text:p>
      <text:p text:style-name="P2"><text:span text:style-name="T6">B&gt; &lt;ins&gt;</text:span></text:p>
      <text:p text:style-name="P2"><text:span text:style-name="T6">C) &lt;sub&gt;</text:span></text:p>
      <text:p text:style-name="P2"><text:span text:style-name="T6">D) &lt;strinke&gt;</text:span></text:p>
      <text:p text:style-name="P2"><text:span text:style-name="T6"/></text:p>
      <text:p text:style-name="P2"><text:span text:style-name="T6">8. Para criar um texto sobrescrito (como em x2) usamos a tag _____ e para criar um texto subscrito (como em H2O), usamos a tag ______.</text:span></text:p>
      <text:p text:style-name="P2"><text:span text:style-name="T6">A) &lt;sub&gt; / &lt;sup&gt;</text:span></text:p>
      <text:p text:style-name="P2"><text:span text:style-name="T6">B) &lt;up&gt; / &lt;down&gt;</text:span></text:p>
      <text:p text:style-name="P2"><text:span text:style-name="T6">C) &lt;down&gt; / &lt;up&gt;</text:span></text:p>
      <text:p text:style-name="P2"><text:soft-page-break/><text:span text:style-name="T6">D) &lt;sup&gt; / &lt;sub&gt;</text:span></text:p>
      <text:p text:style-name="P2"><text:span text:style-name="T6"/></text:p>
      <text:p text:style-name="P2"><text:span text:style-name="T6">9. Em HTML5, podemos criar citações utilizando a tag _____, incluindo o parâmetro _____ para indicar o link para o conteúdo original da citação.</text:span></text:p>
      <text:p text:style-name="P2"><text:span text:style-name="T6">A) &lt;cite&gt; / src</text:span></text:p>
      <text:p text:style-name="P2"><text:span text:style-name="T6">B) &lt;blockquote&gt; / cite</text:span></text:p>
      <text:p text:style-name="P2"><text:span text:style-name="T6">C) &lt;quote&gt; / src</text:span></text:p>
      <text:p text:style-name="P2"><text:span text:style-name="T6">D) &lt;cite&gt; / quote</text:span></text:p>
      <text:p text:style-name="P2"><text:span text:style-name="T6"/></text:p>
      <text:p text:style-name="P2"><text:span text:style-name="T6">10. Para inverter uma palavra ou frase, devemos usar a tag _____ com o parâmetro dir configurado para o valor _____.</text:span></text:p>
      <text:p text:style-name="P2"><text:span text:style-name="T6">A) &lt;bdo&gt; / rtl</text:span></text:p>
      <text:p text:style-name="P2"><text:span text:style-name="T6">B) &lt;bdo&gt; / ltr</text:span></text:p>
      <text:p text:style-name="P1"><text:span text:style-name="T7">C) &lt;</text:span><text:span text:style-name="T6">direction&gt; / </text:span><text:span text:style-name="T7">rtl</text:span></text:p>
      <text:p text:style-name="P1"><text:span text:style-name="T7">D) &lt;</text:span><text:span text:style-name="T6">direction&gt; / </text:span><text:span text:style-name="T7">lt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6:56:53.543000000</meta:creation-date>
    <dc:date>2023-05-11T17:15:48.531000000</dc:date>
    <meta:editing-duration>PT18M55S</meta:editing-duration>
    <meta:editing-cycles>1</meta:editing-cycles>
    <meta:document-statistic meta:table-count="0" meta:image-count="0" meta:object-count="0" meta:page-count="2" meta:paragraph-count="50" meta:word-count="408" meta:character-count="2097" meta:non-whitespace-character-count="1739"/>
    <meta:generator>LibreOffice/7.4.6.2$Windows_X86_64 LibreOffice_project/5b1f5509c2decdade7fda905e3e1429a67acd63d</meta:generator>
  </office:meta>
</office:document-meta>
</file>